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" style:family="table">
      <style:table-properties style:width="16.903cm" fo:margin-left="0.104cm" fo:margin-right="-0.007cm" fo:margin-top="0.25cm" fo:margin-bottom="0.499cm" table:align="margins"/>
    </style:style>
    <style:style style:name="Táblázat1.A" style:family="table-column">
      <style:table-column-properties style:column-width="2.686cm" style:rel-column-width="10415*"/>
    </style:style>
    <style:style style:name="Táblázat1.B" style:family="table-column">
      <style:table-column-properties style:column-width="4.579cm" style:rel-column-width="17753*"/>
    </style:style>
    <style:style style:name="Táblázat1.C" style:family="table-column">
      <style:table-column-properties style:column-width="6.415cm" style:rel-column-width="24872*"/>
    </style:style>
    <style:style style:name="Táblázat1.D" style:family="table-column">
      <style:table-column-properties style:column-width="3.223cm" style:rel-column-width="12495*"/>
    </style:style>
    <style:style style:name="Táblázat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6.607cm" fo:margin-left="0.104cm" fo:margin-right="0.011cm" fo:margin-top="0.25cm" fo:margin-bottom="0.499cm" table:align="margins"/>
    </style:style>
    <style:style style:name="Táblázat20.A" style:family="table-column">
      <style:table-column-properties style:column-width="3.376cm" style:rel-column-width="13321*"/>
    </style:style>
    <style:style style:name="Táblázat20.B" style:family="table-column">
      <style:table-column-properties style:column-width="13.231cm" style:rel-column-width="52214*"/>
    </style:style>
    <style:style style:name="Táblázat2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start" style:justify-single-word="false"/>
      <style:text-properties style:use-window-font-color="true" style:text-underline-style="none" fo:font-weight="normal" fo:background-color="transparent" style:font-weight-asian="normal" style:font-weight-complex="normal"/>
    </style:style>
    <style:style style:name="P9" style:family="paragraph" style:parent-style-name="_5b_RPG_5d__20_Táblázattartalom_20_-_20_fejléc">
      <style:text-properties style:use-window-font-color="tru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.101cm"/>
    </style:style>
    <style:style style:name="P14" style:family="paragraph" style:parent-style-name="Text_20_body">
      <style:paragraph-properties fo:margin-top="0cm" fo:margin-bottom="0.101cm"/>
      <style:text-properties fo:font-weight="bold" style:font-weight-asian="bold" style:font-weight-complex="bold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Standard" style:list-style-name="L3"/>
    <style:style style:name="P17" style:family="paragraph" style:parent-style-name="Text_20_body">
      <style:paragraph-properties fo:margin-top="0cm" fo:margin-bottom="0cm"/>
    </style:style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1">
      <style:paragraph-properties fo:margin-left="1.251cm" fo:margin-right="0cm" fo:margin-top="0cm" fo:margin-bottom="0cm" fo:text-indent="0.199cm" style:auto-text-indent="false"/>
    </style:style>
    <style:style style:name="P20" style:family="paragraph" style:parent-style-name="Text_20_body" style:list-style-name="L2">
      <style:paragraph-properties fo:margin-left="1.251cm" fo:margin-right="0cm" fo:margin-top="0cm" fo:margin-bottom="0.101cm" fo:text-indent="0.199cm" style:auto-text-indent="false"/>
      <style:text-properties style:text-underline-style="none"/>
    </style:style>
    <style:style style:name="P21" style:family="paragraph" style:parent-style-name="Text_20_body" style:list-style-name="L2">
      <style:paragraph-properties fo:margin-left="1.251cm" fo:margin-right="0cm" fo:margin-top="0cm" fo:margin-bottom="0.101cm" fo:text-indent="0.199cm" style:auto-text-indent="false"/>
      <style:text-properties style:text-underline-style="none" fo:background-color="transparent"/>
    </style:style>
    <style:style style:name="P22" style:family="paragraph" style:parent-style-name="Text_20_body" style:list-style-name="L2">
      <style:paragraph-properties fo:margin-left="0cm" fo:margin-right="0cm" fo:margin-top="0cm" fo:margin-bottom="0.101cm" fo:text-align="start" style:justify-single-word="false" fo:text-indent="0.199cm" style:auto-text-indent="false"/>
      <style:text-properties style:text-underline-style="none"/>
    </style:style>
    <style:style style:name="P23" style:family="paragraph" style:parent-style-name="Text_20_body" style:list-style-name="L2">
      <style:paragraph-properties fo:margin-top="0cm" fo:margin-bottom="0.101cm"/>
      <style:text-properties style:text-underline-style="none"/>
    </style:style>
    <style:style style:name="P24" style:family="paragraph" style:parent-style-name="Text_20_body">
      <style:paragraph-properties fo:margin-left="0cm" fo:margin-right="0cm" fo:margin-top="0cm" fo:margin-bottom="0.199cm" fo:text-indent="0cm" style:auto-text-indent="false"/>
      <style:text-properties style:text-underline-style="none" fo:background-color="transparent"/>
    </style:style>
    <style:style style:name="P25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text-line-through-style="none" style:font-name="FreeSerif5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text-line-through-style="none" style:font-name="FreeSerif5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1" style:family="text">
      <style:text-properties fo:background-color="transparen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underline-style="none" fo:background-color="transparent"/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4">Észlelés</text:h>
      <text:p text:style-name="P13"><text:span text:style-name="T1">Próba: </text:span><text:span text:style-name="T2">dobható, és nincs kiemelt szinteken megkapott biztos tudás</text:span></text:p>
      <text:p text:style-name="P10"><text:span text:style-name="T1">Domináns Tulajdonságok</text:span>: </text:p>
      <text:list text:style-name="L1">
        <text:list-item>
          <text:p text:style-name="P18">Intelligencia</text:p>
        </text:list-item>
        <text:list-item>
          <text:p text:style-name="P18">Származtatott Érzékek: </text:p>
        </text:list-item>
        <text:list-item>
          <text:p text:style-name="P19">Intuíció (Fogékonyságból)</text:p>
        </text:list-item>
        <text:list-item>
          <text:p text:style-name="P19">Látás, Hallás, Szaglás, Tapintás, Ízlelés (Edzettségből)</text:p>
        </text:list-item>
      </text:list>
      <text:p text:style-name="P14"><text:span text:style-name="T14">Kapcsolódó fortélyok</text:span><text:span text:style-name="T2">: Éber alvó</text:span></text:p>
      <text:p text:style-name="Text_20_body"><text:span text:style-name="T1">Leírás</text:span>: <text:span text:style-name="T11">Az Észlelés valaminek az észrevételét takarja. Ez lehet egy villanó tőr, egy meglapuló merénylő a lombok közt, egy árulkodó súrlódó nesz. Fontos, hogy az Észlelés csak a momentum észrevételt jelenti, annak értelmezését nem! Az a játékos feladata, melyet esetleg megkönnyíthet a Nyomolvasás képzettség. </text:span></text:p>
      <text:p text:style-name="P15">Megkülönböztetünk Harcot megelőző és harcon kívüli észlelés szituációt, valamint ezeken belül aktív és passzív észlelést.</text:p>
      <text:list text:style-name="L2">
        <text:list-item>
          <text:p text:style-name="P22">Harcot megelőző szituáció: Itt ellenpróbát dobnak a felek: <text:s/><text:span text:style-name="T1">Lopakodás/rejtőzés <text:s/>vs <text:s/>Észlelés<text:line-break/></text:span><text:span text:style-name="T13">(ilyen szituban a Lopakodás/rejtőzést általában Ügyességgel, az Észlelést pedig Intuícióval dobjuk)</text:span></text:p>
        </text:list-item>
        <text:list-item>
          <text:p text:style-name="P20">Ha az észlelő passzívan figyel, mikor a támadás éri: <text:s/>alap ellenpróba <text:line-break/><text:span text:style-name="T12">(alapeset leírását és a próba körülményeit, módosítóit lásd a Lopakodás/rejtőzés képesség leírásánál!)</text:span></text:p>
        </text:list-item>
        <text:list-item>
          <text:p text:style-name="P20">Ha az észlelő odafigyel, számít a támadásra: <text:span text:style-name="T1">+3</text:span> jár a próbájára</text:p>
        </text:list-item>
        <text:list-item>
          <text:p text:style-name="P23">Nem harci szituáció: sima próbadobás adott nehézségre (KM határozza meg)</text:p>
        </text:list-item>
        <text:list-item>
          <text:p text:style-name="P20">Ha az észlelés passzív: alap nehézség ellen dob</text:p>
        </text:list-item>
        <text:list-item>
          <text:p text:style-name="P21">Ha az észlelés aktív: egy kategóriával (<text:span text:style-name="T1">-3</text:span>) csökken a nehézség</text:p>
        </text:list-item>
      </text:list>
      <text:p text:style-name="P10"><text:span text:style-name="T4">Fontos </text:span><text:span text:style-name="T5">megjegyzés</text:span><text:span text:style-name="T14">: Ne keverjük az Észlelés próbát az Érzékekre (származtatott tulajdonságok) dobott Tulajdonságpróbával! Pl. elolvasni egy távoli feliratot: Látásra dobott tulajdonságpróba, nem képzettségpróba, mert ez egy érzék‑függő próba, tanult ismereteknek itt nem jut szerep! </text:span></text:p>
      <text:p text:style-name="P24">Az viszont igaz, hogy az Észlelés képzettségpróba dobásakor legtöbbször a fenti Érzékeket használjuk a próbadobáshoz (pl. Látás+Észlelés) </text:p>
      <text:p text:style-name="P12">Biztos tudás, követelmények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9">Képzettség Szint</text:p>
            </table:table-cell>
            <table:table-cell table:style-name="Táblázat1.A1" office:value-type="string">
              <text:p text:style-name="P9">Példa</text:p>
            </table:table-cell>
            <table:table-cell table:style-name="Táblázat1.A1" office:value-type="string">
              <text:p text:style-name="P9">Speciális <text:line-break/><text:span text:style-name="T9">(tanulható fortély, különleges <text:s/>képesség)</text:span></text:p>
            </table:table-cell>
            <table:table-cell table:style-name="Táblázat1.D1" office:value-type="string">
              <text:p text:style-name="P9">Követelmény</text:p>
            </table:table-cell>
          </table:table-row>
        </table:table-header-rows>
        <table:table-row>
          <table:table-cell table:style-name="Táblázat1.A2" office:value-type="string">
            <text:p text:style-name="P3">Novícius (3)</text:p>
          </table:table-cell>
          <table:table-cell table:style-name="Táblázat1.A2" office:value-type="string">
            <text:p text:style-name="P8">Szemfüles csibész</text:p>
          </table:table-cell>
          <table:table-cell table:style-name="Táblázat1.A2" office:value-type="string">
            <text:p text:style-name="P5">-</text:p>
          </table:table-cell>
          <table:table-cell table:style-name="Táblázat1.D2" office:value-type="string">
            <text:p text:style-name="P5">-</text:p>
          </table:table-cell>
        </table:table-row>
        <table:table-row>
          <table:table-cell table:style-name="Táblázat1.A3" office:value-type="string">
            <text:p text:style-name="P3">Kismester (6)</text:p>
          </table:table-cell>
          <table:table-cell table:style-name="Táblázat1.A3" office:value-type="string">
            <text:p text:style-name="P7">Tapasztalt tolvaj</text:p>
          </table:table-cell>
          <table:table-cell table:style-name="Táblázat1.A3" office:value-type="string">
            <text:p text:style-name="P5">-</text:p>
          </table:table-cell>
          <table:table-cell table:style-name="Táblázat1.D3" office:value-type="string">
            <text:p text:style-name="P5">-</text:p>
          </table:table-cell>
        </table:table-row>
        <table:table-row>
          <table:table-cell table:style-name="Táblázat1.A2" office:value-type="string">
            <text:p text:style-name="P3">Mester (9)</text:p>
          </table:table-cell>
          <table:table-cell table:style-name="Táblázat1.A2" office:value-type="string">
            <text:p text:style-name="P4">Veterán fejvadász</text:p>
          </table:table-cell>
          <table:table-cell table:style-name="Táblázat1.A2" office:value-type="string">
            <text:p text:style-name="P5">-</text:p>
          </table:table-cell>
          <table:table-cell table:style-name="Táblázat1.D2" office:value-type="string">
            <text:p text:style-name="P5">Fogékonyság: +1</text:p>
          </table:table-cell>
        </table:table-row>
        <table:table-row>
          <table:table-cell table:style-name="Táblázat1.A3" office:value-type="string">
            <text:p text:style-name="P3">Nagymester (12)</text:p>
          </table:table-cell>
          <table:table-cell table:style-name="Táblázat1.A3" office:value-type="string">
            <text:p text:style-name="P7">Elit, uralkodói testőr</text:p>
          </table:table-cell>
          <table:table-cell table:style-name="Táblázat1.A3" office:value-type="string">
            <text:p text:style-name="P5">Erős, leplezetlen mágikus jelenségeket általában megérzi és azok jellegét is (pozitív, negatív)</text:p>
          </table:table-cell>
          <table:table-cell table:style-name="Táblázat1.D3" office:value-type="string">
            <text:p text:style-name="P5">Fogékonyság: +2</text:p>
          </table:table-cell>
        </table:table-row>
        <table:table-row>
          <table:table-cell table:style-name="Táblázat1.A2" office:value-type="string">
            <text:p text:style-name="P3">Élő legenda (15)</text:p>
          </table:table-cell>
          <table:table-cell table:style-name="Táblázat1.A2" office:value-type="string">
            <text:p text:style-name="P7">Harcművész nagymester, mágus</text:p>
          </table:table-cell>
          <table:table-cell table:style-name="Táblázat1.A2" office:value-type="string">
            <text:p text:style-name="P6">„Valami nincs rendben”</text:p>
          </table:table-cell>
          <table:table-cell table:style-name="Táblázat1.D2" office:value-type="string">
            <text:p text:style-name="P5">Fogékonyság: +3</text:p>
          </table:table-cell>
        </table:table-row>
      </table:table>
      <text:p text:style-name="P11"><text:soft-page-break/>Próbák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9">Célszám</text:p>
            </table:table-cell>
            <table:table-cell table:style-name="Táblázat20.B1" office:value-type="string">
              <text:p text:style-name="P9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10">Könnyű (</text:span>6)</text:p>
          </table:table-cell>
          <table:table-cell table:style-name="Táblázat20.B2" office:value-type="string">
            <text:p text:style-name="P4">Észrevenni a sarok mögül kilépő, csattogó lovaskatonát</text:p>
          </table:table-cell>
        </table:table-row>
        <table:table-row>
          <table:table-cell table:style-name="Táblázat20.A3" office:value-type="string">
            <text:p text:style-name="P3"><text:span text:style-name="T10">Átlagos</text:span> (9)</text:p>
          </table:table-cell>
          <table:table-cell table:style-name="Táblázat20.B3" office:value-type="string">
            <text:p text:style-name="P4">1. Erdőben sétálva észrevenni a fán rohangáló mókust.</text:p>
            <text:p text:style-name="P4">2. Mozaikpadló mintázatában egy élesen elütő kockát kiszúrni.</text:p>
            <text:p text:style-name="P4">3. Világosban, a szobában levő <text:span text:style-name="T3">egyetlen</text:span> festmény mögül apró lyukon leskelődő amatőr kémet észrevenni.</text:p>
          </table:table-cell>
        </table:table-row>
        <table:table-row>
          <table:table-cell table:style-name="Táblázat20.A2" office:value-type="string">
            <text:p text:style-name="P3"><text:span text:style-name="T10">Nehéz</text:span> (12)</text:p>
          </table:table-cell>
          <table:table-cell table:style-name="Táblázat20.B2" office:value-type="string">
            <text:p text:style-name="P4">1. Észrevenni egy majdnem zajtalanul fejedre zuhanó sziklát néma csendben.</text:p>
            <text:p text:style-name="P4">2. Kiszúrni a libbenő ruha alatt a tőrt.</text:p>
          </table:table-cell>
        </table:table-row>
        <table:table-row>
          <table:table-cell table:style-name="Táblázat20.A3" office:value-type="string">
            <text:p text:style-name="P3"><text:span text:style-name="T10">Nagyon nehéz</text:span> (15)</text:p>
          </table:table-cell>
          <table:table-cell table:style-name="Táblázat20.B3" office:value-type="string">
            <text:p text:style-name="P4">1. Észrevenni egy fejedre zuhanó sziklát zajban.</text:p>
            <text:p text:style-name="P4">2. Átlagos minőségű ételmérget kiszúrni (szaglás/ízlelés)</text:p>
          </table:table-cell>
        </table:table-row>
        <table:table-row>
          <table:table-cell table:style-name="Táblázat20.A2" office:value-type="string">
            <text:p text:style-name="P3"><text:span text:style-name="T10">Rendkívül nehéz</text:span> (18)</text:p>
          </table:table-cell>
          <table:table-cell table:style-name="Táblázat20.B2" office:value-type="string">
            <text:p text:style-name="P4">1. Egy <text:span text:style-name="T3">képteremben</text:span>, világosban kiszúrni a festmény mögül apró lyukon leskelődő kémet.</text:p>
            <text:p text:style-name="P4">2. "Nem vagyok egyedül" érzése (világosban és sötétben egyaránt ugyanaz a nehézség (Intuíció))</text:p>
          </table:table-cell>
        </table:table-row>
        <table:table-row>
          <table:table-cell table:style-name="Táblázat20.A3" office:value-type="string">
            <text:p text:style-name="P3"><text:span text:style-name="T10">Emberfeletti</text:span> (21)</text:p>
          </table:table-cell>
          <table:table-cell table:style-name="Táblázat20.B3" office:value-type="string">
            <text:p text:style-name="P4">Az ilyen nehéz próbákat szinte mindig az Intuíció érzékszerv segítségével dobjuk.</text:p>
            <text:p text:style-name="P4">1. Mágikus csapda kitörését megérezni egy szemvillanással a kisülés előtt.</text:p>
            <text:p text:style-name="P4">2. Szellemlény érintését megérezni - mágikus ismeretek nélkül.</text:p>
            <text:p text:style-name="P4">3. Íztelen, szagtalan ételméreg kiszúrása</text:p>
          </table:table-cell>
        </table:table-row>
      </table:table>
      <text:p text:style-name="Text_20_body">Célszámot módosító körülmények:</text:p>
      <text:list text:style-name="L3">
        <text:list-item>
          <text:p text:style-name="P16"><text:span text:style-name="_5b_RPG_5d__20_Áthúzott"><text:span text:style-name="T6">Zavaró körülmények: [+1;+6]</text:span></text:span></text:p>
        </text:list-item>
        <text:list-item>
          <text:p text:style-name="P16"><text:span text:style-name="_5b_RPG_5d__20_Áthúzott"><text:span text:style-name="T6">Ha az észlelés aktív: -3 </text:span></text:span><text:span text:style-name="_5b_RPG_5d__20_Áthúzott"><text:span text:style-name="T8">(egy kategória)</text:span></text:span></text:p>
        </text:list-item>
      </text:list>
      <text:p text:style-name="Standard"><text:span text:style-name="_5b_RPG_5d__20_Áthúzot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képzettségrendszer</dc:title>
    <dc:subject>Képzettségrendszer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2" meta:word-count="441" meta:character-count="3282"/>
  </office:meta>
</office:document-meta>
</file>